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1238c5" officeooo:paragraph-rsid="001238c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officeooo:rsid="00169c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</text:p>
      <text:p text:style-name="P3"><text:span text:style-name="T2">FAMILY</text:span> AREA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23:28.200050134</dc:date>
    <meta:editing-duration>PT23M48S</meta:editing-duration>
    <meta:editing-cycles>9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9" meta:character-count="74" meta:non-whitespace-character-count="65"/>
  </office:meta>
</office:document-meta>
</file>